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7.791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  <style:text-properties fo:color="#ff0000"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23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artie</text:p>
          </table:table-cell>
          <table:table-cell table:style-name="ce8" office:value-type="string" calcext:value-type="string">
            <text:p>Page</text:p>
          </table:table-cell>
          <table:table-cell table:style-name="ce19" office:value-type="string" calcext:value-type="string">
            <text:p>Tâche</text:p>
          </table:table-cell>
          <table:table-cell table:style-name="ce8" office:value-type="string" calcext:value-type="string">
            <text:p>Estimation (h)</text:p>
          </table:table-cell>
          <table:table-cell table:style-name="ce8" office:value-type="string" calcext:value-type="string">
            <text:p>Temps passé (h)</text:p>
          </table:table-cell>
          <table:table-cell table:style-name="ce8" office:value-type="string" calcext:value-type="string">
            <text:p>Temps restant (h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EntryPoint</text:p>
          </table:table-cell>
          <table:table-cell table:style-name="ce20" office:value-type="string" calcext:value-type="string">
            <text:p>- module entry point -&gt; user input phone number -&gt; get user id -&gt; save id into the storag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routeAuthGard</text:p>
          </table:table-cell>
          <table:table-cell table:style-name="ce20" office:value-type="string" calcext:value-type="string">
            <text:p>- all routes should have authguard -&gt; check if user_id is set or not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create the URL development variable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appel service <text:span text:style-name="T1">(</text:span>call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message service <text:span text:style-name="T1">(</text:span>send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firebase notification</text:p>
          </table:table-cell>
          <table:table-cell table:style-name="ce20" office:value-type="string" calcext:value-type="string">
            <text:p>- config notification on app component -&gt; when receiving new notif then just display an alert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20" office:value-type="string" calcext:value-type="string">
            <text:p>- create table users_fcm_ids -&gt; when mobile user register to firebase, save the ID of firebase to the databas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20" office:value-type="string" calcext:value-type="string">
            <text:p>- when user sends a new message -&gt; send a request to firebase -&gt; firebase sends notification to user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offer module (buy_offer, list_offers)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text:s/></text:p>
          </table:table-cell>
          <table:table-cell table:style-name="ce9"/>
          <table:table-cell table:style-name="ce20" office:value-type="string" calcext:value-type="string">
            <text:p>- consumption management</text:p>
          </table:table-cell>
          <table:table-cell table:style-name="ce15" office:value-type="string" calcext:value-type="string">
            <text:p>2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ngular</text:p>
          </table:table-cell>
          <table:table-cell table:style-name="ce9"/>
          <table:table-cell table:style-name="ce20" office:value-type="string" calcext:value-type="string">
            <text:p>- environment variables URL</text:p>
          </table:table-cell>
          <table:table-cell table:style-name="ce15"/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/>
          <table:table-cell table:style-name="ce20" office:value-type="string" calcext:value-type="string">
            <text:p>- request mapping to controller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/text:p>
          </table:table-cell>
          <table:table-cell table:style-name="ce9"/>
          <table:table-cell table:style-name="ce20" office:value-type="string" calcext:value-type="string">
            <text:p>- date format for IONIC and modify CDate clas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 add column isValidated in table Deposi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Automatic phone number generatio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Column in customer table phoenumber should be only the number of the customer without +26133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What about the usage of preparedstatement in FctGe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Quand effectuer transaction MVOLA alors entrer mot de passe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HASH PASSWORD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SETUP JWT in 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create a web service for withdraw: simulation of JW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make web services work in spring boot (deposit, credit)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appel, message, interne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setup notification with firebase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create message navigation in ionic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notification when deposit, withdraw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change prefix to requestmapping in SPRING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isvalidated in table deposit =&gt; change all balance request of user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Base de données:        - firebase_cloud_messaging: customer_id, app_id        - JWT table: </text:p>
          </table:table-cell>
          <table:table-cell table:style-name="ce15"/>
          <table:table-cell table:style-name="ce17"/>
          <table:table-cell table:style-name="ce17" office:value-type="string" calcext:value-type="string">
            <text:p>1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Interface simulation: appel et internet        - Interface pour se connecter        - Notification firebase:            - Interface espace client pour connaître solde crédit et solde mobile money (which should be firebase notification)            - Interface liste des messag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JWT with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Working SPRING BOOT web servic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deploying to heroku </text:p>
          </table:table-cell>
          <table:table-cell table:style-name="ce15"/>
          <table:table-cell table:style-name="ce17"/>
          <table:table-cell table:style-name="ce17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0" office:value-type="string" calcext:value-type="string">
            <text:p>statistiques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0" office:value-type="string" calcext:value-type="string">
            <text:p>nouvelle insertion tarification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0" office:value-type="string" calcext:value-type="string">
            <text:p>solde crédit, solde mobile money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automatic phone_number gener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clean up code: controllers should be short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deploy angular back office to heroku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maquette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add specific link to access back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add specific link to access front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create a operator table (id, name, phone_prefix)</text:p>
          </table:table-cell>
          <table:table-cell table:style-name="ce16"/>
          <table:table-cell table:style-name="ce10"/>
          <table:table-cell table:style-name="ce10" office:value-type="string" calcext:value-type="string">
            <text:p>15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create a function to get prefix from a phone_number (033/+26133): get prefix from base and compare to check if a number is interior or exterior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SQL data types performan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when getting input in Offer, if appel is in minutes or hours, transform it into seconds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buy offer from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use interne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find the routes that need to be protected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implemen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in CDATE class, make dateformat as "yyyy-MM-dd hh:mm"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URL string for mongodb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purchase offer credit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offer appel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jwt authentific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offer algorithm for message and calls with interior and exterior pr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6" table:number-columns-repeated="2"/>
          <table:table-cell table:style-name="ce24"/>
          <table:table-cell table:style-name="ce25"/>
          <table:table-cell table:style-name="ce6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 Exterior phone number when message, call, intern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statistic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optimisation table SQ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buy offer from mobile mone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remaining offer of a custom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- add code to o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creating offers should be in the admincontroll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add endponit to save the token of the registered us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function to send a notification, sendNotif(app_token)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in find all valid purchases, add a field to offer class: isOneDay, if isOndeDay is true then set the end date of the purchase to be the same day but at 23: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test offre roj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add code to o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st isoneda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test insertion offer buyinglim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test Enddate of o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test taperina cré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IC</text:p>
          </table:table-cell>
          <table:table-cell/>
          <table:table-cell office:value-type="string" calcext:value-type="string">
            <text:p>- dépôt, retrait, transf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- save The message into mongod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optimisation IONIC destroy subscription etc.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length of a md5 password for sq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test for valid ma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 add code to o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tab/>- add field code in class offer and offer js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tab/>- when creating offer add field c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tab/>- when purchasing offer, specify the code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21:23:53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29T21:24:51.752000000</dc:date>
    <meta:editing-duration>PT7H16M10S</meta:editing-duration>
    <meta:editing-cycles>59</meta:editing-cycles>
    <meta:generator>LibreOffice/7.0.4.2$Windows_X86_64 LibreOffice_project/dcf040e67528d9187c66b2379df5ea4407429775</meta:generator>
    <meta:document-statistic meta:table-count="1" meta:cell-count="177" meta:object-count="0"/>
  </office:meta>
</office:document-meta>
</file>